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98cm" fo:min-width="4.315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251cm" fo:min-width="2.694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01cm" fo:min-width="3.83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cm" fo:min-width="2.12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cm" fo:min-width="5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01cm" fo:min-width="6.192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75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Стили_20_стрелок_20_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Стили_20_стрелок_20_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35cm" svg:stroke-color="#000000" draw:marker-start-width="0.252cm" draw:marker-end="Стили_20_стрелок_20_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4.01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.375cm" svg:height="1.25cm" svg:x="7.438cm" svg:y="1.5cm">
          <text:p text:style-name="P1">Input_thread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.25cm" svg:height="2.5cm" svg:x="7.5cm" svg:y="3.75cm">
          <text:p text:style-name="P1">Zmax,time,modelTime, lambd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7.25cm" svg:height="1.75cm" svg:x="6.5cm" svg:y="7.5cm">
          <text:p text:style-name="P1">i = 0, i &lt; Zmax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2" xml:id="id5" draw:id="id5" draw:layer="layout" svg:width="5.25cm" svg:height="3.3cm" svg:x="7.5cm" svg:y="12.45cm">
          <text:p text:style-name="P1">time &lt; modelTim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5.5cm" svg:height="1.25cm" svg:x="3cm" svg:y="18.25cm">
          <text:p text:style-name="P1">z_arrive[i] =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" draw:id="id8" draw:layer="layout" svg:width="5.5cm" svg:height="1.25cm" svg:x="3cm" svg:y="20.5cm">
          <text:p text:style-name="P1">z_serve[i] = rnd_expo(mu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5.5cm" svg:height="1.25cm" svg:x="3cm" svg:y="16cm">
          <text:p text:style-name="P1">Nin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4" draw:id="id4" draw:layer="layout" svg:width="8.75cm" svg:height="1.75cm" svg:x="5.75cm" svg:y="10.15cm">
          <text:p text:style-name="P1">time = time + rnd_expo(lambda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xml:id="id7" draw:id="id7" draw:layer="layout" svg:width="4.25cm" svg:height="1cm" svg:x="12.75cm" svg:y="16cm">
          <text:p text:style-name="P1">break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0.126cm" svg:y1="2.75cm" svg:x2="10.125cm" svg:y2="3.75cm" draw:start-shape="id1" draw:start-glue-point="6" draw:end-shape="id2" draw:end-glue-point="5" svg:d="M10126 2750v482h-1v518" svg:viewBox="0 0 2 1001">
          <text:p/>
        </draw:connector>
        <draw:connector draw:style-name="gr9" draw:text-style-name="P2" draw:layer="layout" svg:x1="10.125cm" svg:y1="6.25cm" svg:x2="10.125cm" svg:y2="7.5cm" draw:start-shape="id2" draw:start-glue-point="8" draw:end-shape="id3" draw:end-glue-point="4" svg:d="M10125 6250v1250" svg:viewBox="0 0 1 1251">
          <text:p/>
        </draw:connector>
        <draw:connector draw:style-name="gr10" draw:text-style-name="P2" draw:layer="layout" svg:x1="10.125cm" svg:y1="9.25cm" svg:x2="10.125cm" svg:y2="10.15cm" draw:start-shape="id3" draw:start-glue-point="6" draw:end-shape="id4" draw:end-glue-point="0" svg:d="M10125 9250v900" svg:viewBox="0 0 1 901">
          <text:p/>
        </draw:connector>
        <draw:connector draw:style-name="gr11" draw:text-style-name="P2" draw:layer="layout" svg:x1="10.125cm" svg:y1="11.9cm" svg:x2="10.125cm" svg:y2="12.45cm" draw:start-shape="id4" draw:start-glue-point="2" draw:end-shape="id5" draw:end-glue-point="4" svg:d="M10125 11900v550" svg:viewBox="0 0 1 551">
          <text:p/>
        </draw:connector>
        <draw:connector draw:style-name="gr12" draw:text-style-name="P2" draw:layer="layout" svg:x1="7.5cm" svg:y1="14.1cm" svg:x2="5.75cm" svg:y2="16cm" draw:start-shape="id5" draw:start-glue-point="5" draw:end-shape="id6" draw:end-glue-point="4" svg:d="M7500 14100h-1750v1900" svg:viewBox="0 0 1751 1901">
          <text:p/>
        </draw:connector>
        <draw:connector draw:style-name="gr13" draw:text-style-name="P2" draw:layer="layout" svg:x1="12.75cm" svg:y1="14.1cm" svg:x2="14.875cm" svg:y2="16cm" draw:start-shape="id5" draw:start-glue-point="7" draw:end-shape="id7" svg:d="M12750 14100h2125v1900" svg:viewBox="0 0 2126 1901">
          <text:p/>
        </draw:connector>
        <draw:connector draw:style-name="gr14" draw:text-style-name="P2" xml:id="id9" draw:id="id9" draw:layer="layout" draw:line-skew="1.417cm" svg:x1="5.75cm" svg:y1="21.75cm" svg:x2="14.875cm" svg:y2="17cm" draw:start-shape="id8" draw:start-glue-point="6" draw:end-shape="id7" draw:end-glue-point="6" svg:d="M5750 21750v2000h9125v-6750" svg:viewBox="0 0 9126 6751">
          <text:p/>
        </draw:connector>
        <draw:connector draw:style-name="gr15" draw:text-style-name="P2" draw:layer="layout" draw:line-skew="0.499cm -3.499cm" svg:x1="10.312cm" svg:y1="23.75cm" svg:x2="6.5cm" svg:y2="8.375cm" draw:start-shape="id9" draw:start-glue-point="0" draw:end-shape="id3" draw:end-glue-point="5" svg:d="M10312 23750v1017h-8579v-16392h4767" svg:viewBox="0 0 8580 16393">
          <text:p/>
        </draw:connector>
        <draw:connector draw:style-name="gr16" draw:text-style-name="P2" draw:layer="layout" draw:line-skew="3.998cm 7.874cm" svg:x1="13.75cm" svg:y1="8.375cm" svg:x2="10.125cm" svg:y2="27cm" draw:start-shape="id3" draw:start-glue-point="7" draw:end-shape="id10" draw:end-glue-point="4" svg:d="M13750 8375h4517v17625h-8142v1000" svg:viewBox="0 0 8143 18626">
          <text:p/>
        </draw:connector>
        <draw:custom-shape draw:style-name="gr17" draw:text-style-name="P2" xml:id="id10" draw:id="id10" draw:layer="layout" svg:width="5cm" svg:height="1cm" svg:x="7.625cm" svg:y="27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23:04:08.500000000</meta:creation-date>
    <dc:date>2024-04-22T23:20:45.599000000</dc:date>
    <meta:editing-duration>PT16M17S</meta:editing-duration>
    <meta:editing-cycles>40</meta:editing-cycles>
    <meta:generator>LibreOffice/7.6.6.3$Windows_X86_64 LibreOffice_project/d97b2716a9a4a2ce1391dee1765565ea469b0ae7</meta:generator>
    <meta:document-statistic meta:object-count="19"/>
  </office:meta>
</office:document-meta>
</file>